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00ff00"/>
    </style:style>
  </office:automatic-styles>
  <office:body>
    <office:spreadsheet>
      <table:table table:name="Feuille1" table:style-name="ta1" table:print="false">
        <table:table-column table:style-name="co1" table:number-columns-repeated="9" table:default-cell-style-name="Default"/>
        <table:table-row table:style-name="ro1" table:number-rows-repeated="2">
          <table:table-cell table:number-columns-repeated="9"/>
        </table:table-row>
        <table:table-row table:style-name="ro1">
          <table:table-cell office:value-type="string">
            <text:p>modal</text:p>
          </table:table-cell>
          <table:table-cell office:value-type="string">
            <text:p>cha</text:p>
          </table:table-cell>
          <table:table-cell office:value-type="string">
            <text:p>vi</text:p>
          </table:table-cell>
          <table:table-cell office:value-type="string">
            <text:p>inf</text:p>
          </table:table-cell>
          <table:table-cell office:value-type="string">
            <text:p>S/A=S</text:p>
          </table:table-cell>
          <table:table-cell office:value-type="string">
            <text:p>kɤ-ɤmdzɯ ɯ-tɤ́-cha? ////</text:p>
          </table:table-cell>
          <table:table-cell table:number-columns-repeated="3"/>
        </table:table-row>
        <table:table-row table:style-name="ro1">
          <table:table-cell office:value-type="string">
            <text:p>modal</text:p>
          </table:table-cell>
          <table:table-cell office:value-type="string">
            <text:p>spa</text:p>
          </table:table-cell>
          <table:table-cell office:value-type="string">
            <text:p>vt</text:p>
          </table:table-cell>
          <table:table-cell office:value-type="string">
            <text:p>inf</text:p>
          </table:table-cell>
          <table:table-cell office:value-type="string">
            <text:p>S/A=A</text:p>
          </table:table-cell>
          <table:table-cell office:value-type="string">
            <text:p>nɯ ɯ-mdoʁ nɯ aj kɤ-ti mɯ́j-spe-a //// kɤ-nɤre ɯ-ta-spa?</text:p>
          </table:table-cell>
          <table:table-cell table:number-columns-repeated="3"/>
        </table:table-row>
        <table:table-row table:style-name="ro1">
          <table:table-cell office:value-type="string">
            <text:p>modal</text:p>
          </table:table-cell>
          <table:table-cell office:value-type="string">
            <text:p>zgɤt</text:p>
          </table:table-cell>
          <table:table-cell office:value-type="string">
            <text:p>vs</text:p>
          </table:table-cell>
          <table:table-cell table:style-name="ce2" office:value-type="string">
            <text:p>finite (ipfv)</text:p>
          </table:table-cell>
          <table:table-cell office:value-type="string">
            <text:p>zero</text:p>
          </table:table-cell>
          <table:table-cell office:value-type="string">
            <text:p>tu-ti-a kɯ-zgɤt ɲɯ-ɕti ri nɯnɯ aʑo mɯ́j-nɤxtʂaŋ-a tɕendɤre nɯ ɯ-qhu aʑo nɯtɕu tshapa mɤ-ɕe-a ma "a-rpɯ a-ɬaʁ" ntsɯ kɤ-ti ɲɯ-ra</text:p>
          </table:table-cell>
          <table:table-cell table:number-columns-repeated="3"/>
        </table:table-row>
        <table:table-row table:style-name="ro1">
          <table:table-cell office:value-type="string">
            <text:p>modal</text:p>
          </table:table-cell>
          <table:table-cell office:value-type="string">
            <text:p>jɤɣ</text:p>
          </table:table-cell>
          <table:table-cell office:value-type="string">
            <text:p>vs</text:p>
          </table:table-cell>
          <table:table-cell table:number-columns-repeated="6"/>
        </table:table-row>
        <table:table-row table:style-name="ro1">
          <table:table-cell office:value-type="string">
            <text:p>modal</text:p>
          </table:table-cell>
          <table:table-cell office:value-type="string">
            <text:p>sɯxcha</text:p>
          </table:table-cell>
          <table:table-cell office:value-type="string">
            <text:p>vt-i</text:p>
          </table:table-cell>
          <table:table-cell table:number-columns-repeated="6"/>
        </table:table-row>
        <table:table-row table:style-name="ro1">
          <table:table-cell office:value-type="string">
            <text:p>modal</text:p>
          </table:table-cell>
          <table:table-cell office:value-type="string">
            <text:p>khɯ</text:p>
          </table:table-cell>
          <table:table-cell office:value-type="string">
            <text:p>vs</text:p>
          </table:table-cell>
          <table:table-cell table:number-columns-repeated="6"/>
        </table:table-row>
        <table:table-row table:style-name="ro1">
          <table:table-cell office:value-type="string">
            <text:p>modal</text:p>
          </table:table-cell>
          <table:table-cell office:value-type="string">
            <text:p>ɬoʁ</text:p>
          </table:table-cell>
          <table:table-cell office:value-type="string">
            <text:p>vs</text:p>
          </table:table-cell>
          <table:table-cell office:value-type="string">
            <text:p>inf</text:p>
          </table:table-cell>
          <table:table-cell office:value-type="string">
            <text:p>zero</text:p>
          </table:table-cell>
          <table:table-cell office:value-type="string">
            <text:p>aʑo kɤ-nɤla ɲɯ-ɬoʁ</text:p>
          </table:table-cell>
          <table:table-cell table:style-name="ce2" office:value-type="string">
            <text:p>finite (irr, ipfv)</text:p>
          </table:table-cell>
          <table:table-cell office:value-type="string">
            <text:p>zero</text:p>
          </table:table-cell>
          <table:table-cell office:value-type="string">
            <text:p>a-tɕɯ ɲɯ-ɴqa ri, a-tɤ-rɤŋgat tɕe, nɯ smɤnmimitoʁ kuɕana a-ɕ-kɤ-nɤʁdɤn ɲɯ-ɬoʁ</text:p>
          </table:table-cell>
        </table:table-row>
        <table:table-row table:style-name="ro1">
          <table:table-cell office:value-type="string">
            <text:p>modal</text:p>
          </table:table-cell>
          <table:table-cell office:value-type="string">
            <text:p>tʂaŋ</text:p>
          </table:table-cell>
          <table:table-cell office:value-type="string">
            <text:p>vs</text:p>
          </table:table-cell>
          <table:table-cell table:number-columns-repeated="6"/>
        </table:table-row>
        <table:table-row table:style-name="ro1">
          <table:table-cell office:value-type="string">
            <text:p>modal</text:p>
          </table:table-cell>
          <table:table-cell office:value-type="string">
            <text:p>ra</text:p>
          </table:table-cell>
          <table:table-cell office:value-type="string">
            <text:p>vs</text:p>
          </table:table-cell>
          <table:table-cell table:number-columns-repeated="6"/>
        </table:table-row>
        <table:table-row table:style-name="ro1">
          <table:table-cell office:value-type="string">
            <text:p>modal</text:p>
          </table:table-cell>
          <table:table-cell office:value-type="string">
            <text:p>ʁzi</text:p>
          </table:table-cell>
          <table:table-cell office:value-type="string">
            <text:p>vs</text:p>
          </table:table-cell>
          <table:table-cell table:number-columns-repeated="6"/>
        </table:table-row>
        <table:table-row table:style-name="ro1">
          <table:table-cell office:value-type="string">
            <text:p>modal</text:p>
          </table:table-cell>
          <table:table-cell office:value-type="string">
            <text:p>ntshi</text:p>
          </table:table-cell>
          <table:table-cell office:value-type="string">
            <text:p>vs</text:p>
          </table:table-cell>
          <table:table-cell table:number-columns-repeated="6"/>
        </table:table-row>
        <table:table-row table:style-name="ro1">
          <table:table-cell office:value-type="string">
            <text:p>modal</text:p>
          </table:table-cell>
          <table:table-cell office:value-type="string">
            <text:p>mna</text:p>
          </table:table-cell>
          <table:table-cell office:value-type="string">
            <text:p>vs</text:p>
          </table:table-cell>
          <table:table-cell table:number-columns-repeated="6"/>
        </table:table-row>
        <table:table-row table:style-name="ro1">
          <table:table-cell office:value-type="string">
            <text:p>modal</text:p>
          </table:table-cell>
          <table:table-cell office:value-type="string">
            <text:p>ŋgrɯ</text:p>
          </table:table-cell>
          <table:table-cell office:value-type="string">
            <text:p>vs</text:p>
          </table:table-cell>
          <table:table-cell table:number-columns-repeated="6"/>
        </table:table-row>
        <table:table-row table:style-name="ro1">
          <table:table-cell office:value-type="string">
            <text:p>modal</text:p>
          </table:table-cell>
          <table:table-cell office:value-type="string">
            <text:p>sna</text:p>
          </table:table-cell>
          <table:table-cell office:value-type="string">
            <text:p>vs</text:p>
          </table:table-cell>
          <table:table-cell office:value-type="string">
            <text:p>inf</text:p>
          </table:table-cell>
          <table:table-cell office:value-type="string">
            <text:p>zero</text:p>
          </table:table-cell>
          <table:table-cell office:value-type="string">
            <text:p>kɤ-cɯ mɯ-pjɤ-sna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aspect</text:p>
          </table:table-cell>
          <table:table-cell office:value-type="string">
            <text:p>ŋgrɤl</text:p>
          </table:table-cell>
          <table:table-cell office:value-type="string">
            <text:p>vs</text:p>
          </table:table-cell>
          <table:table-cell table:number-columns-repeated="6"/>
        </table:table-row>
        <table:table-row table:style-name="ro1">
          <table:table-cell office:value-type="string">
            <text:p>aspect</text:p>
          </table:table-cell>
          <table:table-cell office:value-type="string">
            <text:p>rɲo</text:p>
          </table:table-cell>
          <table:table-cell office:value-type="string">
            <text:p>vt</text:p>
          </table:table-cell>
          <table:table-cell office:value-type="string">
            <text:p>bare / tɯ-</text:p>
          </table:table-cell>
          <table:table-cell office:value-type="string">
            <text:p>S/A=A</text:p>
          </table:table-cell>
          <table:table-cell/>
          <table:table-cell office:value-type="string">
            <text:p>inf</text:p>
          </table:table-cell>
          <table:table-cell office:value-type="string">
            <text:p>S/A=A</text:p>
          </table:table-cell>
          <table:table-cell/>
        </table:table-row>
        <table:table-row table:style-name="ro1">
          <table:table-cell office:value-type="string">
            <text:p>aspect</text:p>
          </table:table-cell>
          <table:table-cell office:value-type="string">
            <text:p>rɤŋgat</text:p>
          </table:table-cell>
          <table:table-cell office:value-type="string">
            <text:p>vi</text:p>
          </table:table-cell>
          <table:table-cell office:value-type="string">
            <text:p>kɯ- </text:p>
          </table:table-cell>
          <table:table-cell table:style-name="ce2" office:value-type="string">
            <text:p>S/A=S</text:p>
          </table:table-cell>
          <table:table-cell office:value-type="string">
            <text:p>nɤʑo a-kɯ-ʁndɯ tu-tɯ-rɤŋgat tɕe, nɤ-phɯŋgɯ rdɤstaʁ ɲɯ-tɯ-rke ɲɯ-ŋu</text:p>
          </table:table-cell>
          <table:table-cell table:number-columns-repeated="3"/>
        </table:table-row>
        <table:table-row table:style-name="ro1">
          <table:table-cell office:value-type="string">
            <text:p>aspect</text:p>
          </table:table-cell>
          <table:table-cell office:value-type="string">
            <text:p>nɤtɕɯtʂi</text:p>
          </table:table-cell>
          <table:table-cell office:value-type="string">
            <text:p>vt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phasal</text:p>
          </table:table-cell>
          <table:table-cell office:value-type="string">
            <text:p>sɤʑa</text:p>
          </table:table-cell>
          <table:table-cell office:value-type="string">
            <text:p>vt</text:p>
          </table:table-cell>
          <table:table-cell office:value-type="string">
            <text:p>bare / tɯ-</text:p>
          </table:table-cell>
          <table:table-cell office:value-type="string">
            <text:p>S/A=A</text:p>
          </table:table-cell>
          <table:table-cell office:value-type="string">
            <text:p>nɯ ɯ-ndza to-sɤʑa-ndʑi</text:p>
          </table:table-cell>
          <table:table-cell office:value-type="string">
            <text:p>inf</text:p>
          </table:table-cell>
          <table:table-cell office:value-type="string">
            <text:p>S/A=A</text:p>
          </table:table-cell>
          <table:table-cell office:value-type="string">
            <text:p>kɤ-rɤβzjoz tɤ-sɤʑa-t-a</text:p>
          </table:table-cell>
        </table:table-row>
        <table:table-row table:style-name="ro1">
          <table:table-cell office:value-type="string">
            <text:p>phasal</text:p>
          </table:table-cell>
          <table:table-cell office:value-type="string">
            <text:p>ʑa</text:p>
          </table:table-cell>
          <table:table-cell office:value-type="string">
            <text:p>vt</text:p>
          </table:table-cell>
          <table:table-cell office:value-type="string">
            <text:p>bare / tɯ-</text:p>
          </table:table-cell>
          <table:table-cell office:value-type="string">
            <text:p>S/A=A</text:p>
          </table:table-cell>
          <table:table-cell office:value-type="string">
            <text:p>tɕe pɤjkhu pjɯ-si ɕɯŋgɯ ʑo ɯ-ɕa ɯ-ndza tu-ʑa-nɯ ɕti</text:p>
          </table:table-cell>
          <table:table-cell office:value-type="string">
            <text:p>inf</text:p>
          </table:table-cell>
          <table:table-cell office:value-type="string">
            <text:p>S/A=A</text:p>
          </table:table-cell>
          <table:table-cell office:value-type="string">
            <text:p>nɯ sthɯci tɯmtɕiβzɤrnaʁ tɕe tɕe kɤ-rɤtʂɯβ to-ʑa tɕe</text:p>
          </table:table-cell>
        </table:table-row>
        <table:table-row table:style-name="ro1">
          <table:table-cell office:value-type="string">
            <text:p>phasal</text:p>
          </table:table-cell>
          <table:table-cell office:value-type="string">
            <text:p>sthɯt</text:p>
          </table:table-cell>
          <table:table-cell office:value-type="string">
            <text:p>vt</text:p>
          </table:table-cell>
          <table:table-cell table:number-columns-repeated="6"/>
        </table:table-row>
        <table:table-row table:style-name="ro1">
          <table:table-cell office:value-type="string">
            <text:p>phasal</text:p>
          </table:table-cell>
          <table:table-cell office:value-type="string">
            <text:p>sɯɣjɤɣ</text:p>
          </table:table-cell>
          <table:table-cell office:value-type="string">
            <text:p>vt</text:p>
          </table:table-cell>
          <table:table-cell table:number-columns-repeated="6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>
            <text:p>attempt</text:p>
          </table:table-cell>
          <table:table-cell office:value-type="string">
            <text:p>sɯβzu</text:p>
          </table:table-cell>
          <table:table-cell table:number-columns-repeated="7"/>
        </table:table-row>
        <table:table-row table:style-name="ro1">
          <table:table-cell office:value-type="string">
            <text:p>attempt</text:p>
          </table:table-cell>
          <table:table-cell office:value-type="string">
            <text:p>tshɤt</text:p>
          </table:table-cell>
          <table:table-cell office:value-type="string">
            <text:p>vt</text:p>
          </table:table-cell>
          <table:table-cell table:number-columns-repeated="6"/>
        </table:table-row>
        <table:table-row table:style-name="ro1">
          <table:table-cell office:value-type="string">
            <text:p>attempt</text:p>
          </table:table-cell>
          <table:table-cell office:value-type="string">
            <text:p>nɯftɕaka</text:p>
          </table:table-cell>
          <table:table-cell office:value-type="string">
            <text:p>vt</text:p>
          </table:table-cell>
          <table:table-cell table:number-columns-repeated="6"/>
        </table:table-row>
        <table:table-row table:style-name="ro1">
          <table:table-cell office:value-type="string">
            <text:p>attempt</text:p>
          </table:table-cell>
          <table:table-cell office:value-type="string">
            <text:p>rɤtshɤt</text:p>
          </table:table-cell>
          <table:table-cell office:value-type="string">
            <text:p>vt</text:p>
          </table:table-cell>
          <table:table-cell table:number-columns-repeated="6"/>
        </table:table-row>
        <table:table-row table:style-name="ro1">
          <table:table-cell office:value-type="string">
            <text:p>attempt</text:p>
          </table:table-cell>
          <table:table-cell office:value-type="string">
            <text:p>nɤz</text:p>
          </table:table-cell>
          <table:table-cell table:number-columns-repeated="7"/>
        </table:table-row>
        <table:table-row table:style-name="ro1">
          <table:table-cell office:value-type="string">
            <text:p>attempt</text:p>
          </table:table-cell>
          <table:table-cell office:value-type="string">
            <text:p>phot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deixis</text:p>
          </table:table-cell>
          <table:table-cell office:value-type="string">
            <text:p>stu</text:p>
          </table:table-cell>
          <table:table-cell office:value-type="string">
            <text:p>vt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perception</text:p>
          </table:table-cell>
          <table:table-cell office:value-type="string">
            <text:p>mto</text:p>
          </table:table-cell>
          <table:table-cell office:value-type="string">
            <text:p>vt</text:p>
          </table:table-cell>
          <table:table-cell table:number-columns-repeated="6"/>
        </table:table-row>
        <table:table-row table:style-name="ro1">
          <table:table-cell office:value-type="string">
            <text:p>perception</text:p>
          </table:table-cell>
          <table:table-cell office:value-type="string">
            <text:p>ru</text:p>
          </table:table-cell>
          <table:table-cell office:value-type="string">
            <text:p>vi</text:p>
          </table:table-cell>
          <table:table-cell table:number-columns-repeated="6"/>
        </table:table-row>
        <table:table-row table:style-name="ro1">
          <table:table-cell office:value-type="string">
            <text:p>perception</text:p>
          </table:table-cell>
          <table:table-cell office:value-type="string">
            <text:p>mtshɤm</text:p>
          </table:table-cell>
          <table:table-cell office:value-type="string">
            <text:p>vt</text:p>
          </table:table-cell>
          <table:table-cell table:number-columns-repeated="6"/>
        </table:table-row>
        <table:table-row table:style-name="ro1">
          <table:table-cell office:value-type="string">
            <text:p>perception</text:p>
          </table:table-cell>
          <table:table-cell office:value-type="string">
            <text:p>sɤŋo</text:p>
          </table:table-cell>
          <table:table-cell office:value-type="string">
            <text:p>vlab</text:p>
          </table:table-cell>
          <table:table-cell table:number-columns-repeated="6"/>
        </table:table-row>
        <table:table-row table:style-name="ro1">
          <table:table-cell office:value-type="string">
            <text:p>perception</text:p>
          </table:table-cell>
          <table:table-cell office:value-type="string">
            <text:p>nɤmɲo</text:p>
          </table:table-cell>
          <table:table-cell office:value-type="string">
            <text:p>vt</text:p>
          </table:table-cell>
          <table:table-cell table:number-columns-repeated="6"/>
        </table:table-row>
        <table:table-row table:style-name="ro1">
          <table:table-cell office:value-type="string">
            <text:p>perception</text:p>
          </table:table-cell>
          <table:table-cell office:value-type="string">
            <text:p>nɤrtoχpjɤt</text:p>
          </table:table-cell>
          <table:table-cell office:value-type="string">
            <text:p>vt</text:p>
          </table:table-cell>
          <table:table-cell table:number-columns-repeated="6"/>
        </table:table-row>
        <table:table-row table:style-name="ro1">
          <table:table-cell office:value-type="string">
            <text:p>perception</text:p>
          </table:table-cell>
          <table:table-cell office:value-type="string">
            <text:p>χsɤl</text:p>
          </table:table-cell>
          <table:table-cell office:value-type="string">
            <text:p>vs</text:p>
          </table:table-cell>
          <table:table-cell table:number-columns-repeated="6"/>
        </table:table-row>
        <table:table-row table:style-name="ro1">
          <table:table-cell office:value-type="string">
            <text:p>perception</text:p>
          </table:table-cell>
          <table:table-cell office:value-type="string">
            <text:p>sɯχsɤl</text:p>
          </table:table-cell>
          <table:table-cell office:value-type="string">
            <text:p>vt</text:p>
          </table:table-cell>
          <table:table-cell table:number-columns-repeated="6"/>
        </table:table-row>
        <table:table-row table:style-name="ro1">
          <table:table-cell office:value-type="string">
            <text:p>perception</text:p>
          </table:table-cell>
          <table:table-cell office:value-type="string">
            <text:p>ɣɤjmŋo</text:p>
          </table:table-cell>
          <table:table-cell office:value-type="string">
            <text:p>vt</text:p>
          </table:table-cell>
          <table:table-cell table:number-columns-repeated="6"/>
        </table:table-row>
        <table:table-row table:style-name="ro1">
          <table:table-cell office:value-type="string">
            <text:p>perception</text:p>
          </table:table-cell>
          <table:table-cell office:value-type="string">
            <text:p>ntɕhɤr</text:p>
          </table:table-cell>
          <table:table-cell office:value-type="string">
            <text:p>vs</text:p>
          </table:table-cell>
          <table:table-cell table:number-columns-repeated="6"/>
        </table:table-row>
        <table:table-row table:style-name="ro1">
          <table:table-cell office:value-type="string">
            <text:p>perception</text:p>
          </table:table-cell>
          <table:table-cell office:value-type="string">
            <text:p>nɤjmŋo</text:p>
          </table:table-cell>
          <table:table-cell office:value-type="string">
            <text:p>vt</text:p>
          </table:table-cell>
          <table:table-cell table:number-columns-repeated="6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>
            <text:p>cognitive</text:p>
          </table:table-cell>
          <table:table-cell office:value-type="string">
            <text:p>sɯso</text:p>
          </table:table-cell>
          <table:table-cell office:value-type="string">
            <text:p>vt</text:p>
          </table:table-cell>
          <table:table-cell table:number-columns-repeated="6"/>
        </table:table-row>
        <table:table-row table:style-name="ro1">
          <table:table-cell office:value-type="string">
            <text:p>cognitive</text:p>
          </table:table-cell>
          <table:table-cell office:value-type="string">
            <text:p>jmɯt</text:p>
          </table:table-cell>
          <table:table-cell office:value-type="string">
            <text:p>vt</text:p>
          </table:table-cell>
          <table:table-cell table:number-columns-repeated="6"/>
        </table:table-row>
        <table:table-row table:style-name="ro1">
          <table:table-cell office:value-type="string">
            <text:p>cognitive</text:p>
          </table:table-cell>
          <table:table-cell office:value-type="string">
            <text:p>ɕɯftaʁ</text:p>
          </table:table-cell>
          <table:table-cell office:value-type="string">
            <text:p>vt</text:p>
          </table:table-cell>
          <table:table-cell table:number-columns-repeated="6"/>
        </table:table-row>
        <table:table-row table:style-name="ro1">
          <table:table-cell office:value-type="string">
            <text:p>cognitive</text:p>
          </table:table-cell>
          <table:table-cell office:value-type="string">
            <text:p>tso</text:p>
          </table:table-cell>
          <table:table-cell office:value-type="string">
            <text:p>vi</text:p>
          </table:table-cell>
          <table:table-cell table:number-columns-repeated="6"/>
        </table:table-row>
        <table:table-row table:style-name="ro1">
          <table:table-cell office:value-type="string">
            <text:p>cognitive</text:p>
          </table:table-cell>
          <table:table-cell office:value-type="string">
            <text:p>sɯz</text:p>
          </table:table-cell>
          <table:table-cell office:value-type="string">
            <text:p>vt</text:p>
          </table:table-cell>
          <table:table-cell table:number-columns-repeated="6"/>
        </table:table-row>
        <table:table-row table:style-name="ro1" table:number-rows-repeated="4">
          <table:table-cell table:number-columns-repeated="9"/>
        </table:table-row>
        <table:table-row table:style-name="ro1">
          <table:table-cell office:value-type="string">
            <text:p>estimative</text:p>
          </table:table-cell>
          <table:table-cell office:value-type="string">
            <text:p>rga</text:p>
          </table:table-cell>
          <table:table-cell office:value-type="string">
            <text:p>vi</text:p>
          </table:table-cell>
          <table:table-cell table:number-columns-repeated="6"/>
        </table:table-row>
        <table:table-row table:style-name="ro1">
          <table:table-cell office:value-type="string">
            <text:p>estimative</text:p>
          </table:table-cell>
          <table:table-cell office:value-type="string">
            <text:p>nɯrga</text:p>
          </table:table-cell>
          <table:table-cell office:value-type="string">
            <text:p>vt</text:p>
          </table:table-cell>
          <table:table-cell table:number-columns-repeated="6"/>
        </table:table-row>
        <table:table-row table:style-name="ro1">
          <table:table-cell office:value-type="string">
            <text:p>estimative</text:p>
          </table:table-cell>
          <table:table-cell office:value-type="string">
            <text:p>nɯzdɯɣ</text:p>
          </table:table-cell>
          <table:table-cell office:value-type="string">
            <text:p>vt</text:p>
          </table:table-cell>
          <table:table-cell table:number-columns-repeated="6"/>
        </table:table-row>
        <table:table-row table:style-name="ro1">
          <table:table-cell office:value-type="string">
            <text:p>estimative</text:p>
          </table:table-cell>
          <table:table-cell office:value-type="string">
            <text:p>mu</text:p>
          </table:table-cell>
          <table:table-cell office:value-type="string">
            <text:p>vi</text:p>
          </table:table-cell>
          <table:table-cell table:number-columns-repeated="6"/>
        </table:table-row>
        <table:table-row table:style-name="ro1">
          <table:table-cell office:value-type="string">
            <text:p>estimative</text:p>
          </table:table-cell>
          <table:table-cell office:value-type="string">
            <text:p>nɯɣmu</text:p>
          </table:table-cell>
          <table:table-cell office:value-type="string">
            <text:p>vt</text:p>
          </table:table-cell>
          <table:table-cell table:number-columns-repeated="6"/>
        </table:table-row>
        <table:table-row table:style-name="ro1">
          <table:table-cell office:value-type="string">
            <text:p>estimative</text:p>
          </table:table-cell>
          <table:table-cell office:value-type="string">
            <text:p>ɲɟɤt</text:p>
          </table:table-cell>
          <table:table-cell table:number-columns-repeated="7"/>
        </table:table-row>
        <table:table-row table:style-name="ro1">
          <table:table-cell office:value-type="string">
            <text:p>estimative</text:p>
          </table:table-cell>
          <table:table-cell office:value-type="string">
            <text:p>qha</text:p>
          </table:table-cell>
          <table:table-cell office:value-type="string">
            <text:p>vt</text:p>
          </table:table-cell>
          <table:table-cell table:number-columns-repeated="6"/>
        </table:table-row>
        <table:table-row table:style-name="ro1">
          <table:table-cell office:value-type="string">
            <text:p>estimative</text:p>
          </table:table-cell>
          <table:table-cell office:value-type="string">
            <text:p>znɤja</text:p>
          </table:table-cell>
          <table:table-cell office:value-type="string">
            <text:p>vt</text:p>
          </table:table-cell>
          <table:table-cell table:number-columns-repeated="6"/>
        </table:table-row>
        <table:table-row table:style-name="ro1">
          <table:table-cell office:value-type="string">
            <text:p>estimative</text:p>
          </table:table-cell>
          <table:table-cell office:value-type="string">
            <text:p>ʁmɯɣ</text:p>
          </table:table-cell>
          <table:table-cell office:value-type="string">
            <text:p>vt</text:p>
          </table:table-cell>
          <table:table-cell table:number-columns-repeated="6"/>
        </table:table-row>
        <table:table-row table:style-name="ro1">
          <table:table-cell office:value-type="string">
            <text:p>estimative</text:p>
          </table:table-cell>
          <table:table-cell office:value-type="string">
            <text:p>nɯmga</text:p>
          </table:table-cell>
          <table:table-cell office:value-type="string">
            <text:p>vt</text:p>
          </table:table-cell>
          <table:table-cell table:number-columns-repeated="6"/>
        </table:table-row>
        <table:table-row table:style-name="ro1">
          <table:table-cell office:value-type="string">
            <text:p>estimative</text:p>
          </table:table-cell>
          <table:table-cell office:value-type="string">
            <text:p>ɯ-sɯm ɕe</text:p>
          </table:table-cell>
          <table:table-cell office:value-type="string">
            <text:p>vs</text:p>
          </table:table-cell>
          <table:table-cell table:number-columns-repeated="6"/>
        </table:table-row>
        <table:table-row table:style-name="ro1">
          <table:table-cell office:value-type="string">
            <text:p>estimative</text:p>
          </table:table-cell>
          <table:table-cell office:value-type="string">
            <text:p>ɯ-ʁjɯz ɣi</text:p>
          </table:table-cell>
          <table:table-cell office:value-type="string">
            <text:p>vs</text:p>
          </table:table-cell>
          <table:table-cell table:number-columns-repeated="6"/>
        </table:table-row>
        <table:table-row table:style-name="ro1">
          <table:table-cell office:value-type="string">
            <text:p>estimative</text:p>
          </table:table-cell>
          <table:table-cell office:value-type="string">
            <text:p>nɯmgro</text:p>
          </table:table-cell>
          <table:table-cell office:value-type="string">
            <text:p>vt</text:p>
          </table:table-cell>
          <table:table-cell table:number-columns-repeated="6"/>
        </table:table-row>
        <table:table-row table:style-name="ro1">
          <table:table-cell office:value-type="string">
            <text:p>estimative</text:p>
          </table:table-cell>
          <table:table-cell office:value-type="string">
            <text:p>nɯsmɯlɤm</text:p>
          </table:table-cell>
          <table:table-cell table:number-columns-repeated="7"/>
        </table:table-row>
        <table:table-row table:style-name="ro1">
          <table:table-cell office:value-type="string">
            <text:p>estimative</text:p>
          </table:table-cell>
          <table:table-cell office:value-type="string">
            <text:p>nɯsɯmʁɲɯz</text:p>
          </table:table-cell>
          <table:table-cell table:number-columns-repeated="7"/>
        </table:table-row>
        <table:table-row table:style-name="ro1">
          <table:table-cell office:value-type="string">
            <text:p>estimative</text:p>
          </table:table-cell>
          <table:table-cell office:value-type="string">
            <text:p>nɯsɯmŋɤn</text:p>
          </table:table-cell>
          <table:table-cell table:number-columns-repeated="7"/>
        </table:table-row>
        <table:table-row table:style-name="ro1">
          <table:table-cell office:value-type="string">
            <text:p>estimative</text:p>
          </table:table-cell>
          <table:table-cell office:value-type="string">
            <text:p>nɯʁlɯmbɯɣ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pretense</text:p>
          </table:table-cell>
          <table:table-cell office:value-type="string">
            <text:p>nɯɕpɯz</text:p>
          </table:table-cell>
          <table:table-cell office:value-type="string">
            <text:p>vt</text:p>
          </table:table-cell>
          <table:table-cell office:value-type="string">
            <text:p>kɯ- </text:p>
          </table:table-cell>
          <table:table-cell office:value-type="string">
            <text:p>S/A=A</text:p>
          </table:table-cell>
          <table:table-cell office:value-type="string">
            <text:p>ʑara kɯ cha nɯ ku-kɯ-tshi to-nɯɕpɯz-nɯ</text:p>
          </table:table-cell>
          <table:table-cell office:value-type="string">
            <text:p>P</text:p>
          </table:table-cell>
          <table:table-cell office:value-type="string">
            <text:p>-</text:p>
          </table:table-cell>
          <table:table-cell office:value-type="string">
            <text:p>ɣzɯ ra kɯ li ʑɤni tú-wɣ-nɯɕpɯz-ndʑi</text:p>
          </table:table-cell>
        </table:table-row>
        <table:table-row table:style-name="ro1">
          <table:table-cell office:value-type="string">
            <text:p>pretense</text:p>
          </table:table-cell>
          <table:table-cell office:value-type="string">
            <text:p>ʑɣɤpa</text:p>
          </table:table-cell>
          <table:table-cell office:value-type="string">
            <text:p>vi</text:p>
          </table:table-cell>
          <table:table-cell office:value-type="string">
            <text:p>kɯ- </text:p>
          </table:table-cell>
          <table:table-cell office:value-type="string">
            <text:p>S/A=S</text:p>
          </table:table-cell>
          <table:table-cell office:value-type="string">
            <text:p>pɯ-kɯ-nɯʑɯβ to-ʑɣɤpa</text:p>
          </table:table-cell>
          <table:table-cell table:number-columns-repeated="3"/>
        </table:table-row>
        <table:table-row table:style-name="ro1">
          <table:table-cell office:value-type="string">
            <text:p>pretense</text:p>
          </table:table-cell>
          <table:table-cell office:value-type="string">
            <text:p>khramba-X βzu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speech</text:p>
          </table:table-cell>
          <table:table-cell office:value-type="string">
            <text:p>ti</text:p>
          </table:table-cell>
          <table:table-cell office:value-type="string">
            <text:p>vt-ind</text:p>
          </table:table-cell>
          <table:table-cell table:number-columns-repeated="6"/>
        </table:table-row>
        <table:table-row table:style-name="ro1">
          <table:table-cell office:value-type="string">
            <text:p>speech</text:p>
          </table:table-cell>
          <table:table-cell office:value-type="string">
            <text:p>nɤla</text:p>
          </table:table-cell>
          <table:table-cell office:value-type="string">
            <text:p>vt</text:p>
          </table:table-cell>
          <table:table-cell table:number-columns-repeated="6"/>
        </table:table-row>
        <table:table-row table:style-name="ro1">
          <table:table-cell office:value-type="string">
            <text:p>speech</text:p>
          </table:table-cell>
          <table:table-cell office:value-type="string">
            <text:p>sɯxɕɤt</text:p>
          </table:table-cell>
          <table:table-cell office:value-type="string">
            <text:p>vt-sec</text:p>
          </table:table-cell>
          <table:table-cell table:number-columns-repeated="6"/>
        </table:table-row>
        <table:table-row table:style-name="ro1">
          <table:table-cell office:value-type="string">
            <text:p>speech</text:p>
          </table:table-cell>
          <table:table-cell office:value-type="string">
            <text:p>pa</text:p>
          </table:table-cell>
          <table:table-cell office:value-type="string">
            <text:p>vt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motion</text:p>
          </table:table-cell>
          <table:table-cell office:value-type="string">
            <text:p>ɕe</text:p>
          </table:table-cell>
          <table:table-cell office:value-type="string">
            <text:p>vi</text:p>
          </table:table-cell>
          <table:table-cell office:value-type="string">
            <text:p>kɯ- </text:p>
          </table:table-cell>
          <table:table-cell office:value-type="string">
            <text:p>S/A=S</text:p>
          </table:table-cell>
          <table:table-cell office:value-type="string">
            <text:p>aʑo nɯ-kha ɯ-kɯ-nɤkhu jɤ-ari-a</text:p>
          </table:table-cell>
          <table:table-cell office:value-type="string">
            <text:p>inf</text:p>
          </table:table-cell>
          <table:table-cell office:value-type="string">
            <text:p>P=S</text:p>
          </table:table-cell>
          <table:table-cell office:value-type="string">
            <text:p>nɯ-kha nɯtɕu kɤ-nɤkhu jɤ-ari-a</text:p>
          </table:table-cell>
        </table:table-row>
        <table:table-row table:style-name="ro1">
          <table:table-cell office:value-type="string">
            <text:p>motion</text:p>
          </table:table-cell>
          <table:table-cell office:value-type="string">
            <text:p>ɣi</text:p>
          </table:table-cell>
          <table:table-cell office:value-type="string">
            <text:p>vi</text:p>
          </table:table-cell>
          <table:table-cell office:value-type="string">
            <text:p>kɯ- </text:p>
          </table:table-cell>
          <table:table-cell office:value-type="string">
            <text:p>S/A=S</text:p>
          </table:table-cell>
          <table:table-cell/>
          <table:table-cell office:value-type="string">
            <text:p>inf</text:p>
          </table:table-cell>
          <table:table-cell office:value-type="string">
            <text:p>P=S</text:p>
          </table:table-cell>
          <table:table-cell office:value-type="string">
            <text:p>nɯnɯ sɤβʑɯ ɣɯ ɯ-kha nɯtɕu kɤ-nɤkhu ju-ɣi pjɤ-ŋu</text:p>
          </table:table-cell>
        </table:table-row>
        <table:table-row table:style-name="ro1">
          <table:table-cell office:value-type="string">
            <text:p>motion</text:p>
          </table:table-cell>
          <table:table-cell office:value-type="string">
            <text:p>ɬoʁ</text:p>
          </table:table-cell>
          <table:table-cell office:value-type="string">
            <text:p>vi</text:p>
          </table:table-cell>
          <table:table-cell table:style-name="ce2" office:value-type="string">
            <text:p>???</text:p>
          </table:table-cell>
          <table:table-cell table:number-columns-repeated="5"/>
        </table:table-row>
        <table:table-row table:style-name="ro1">
          <table:table-cell office:value-type="string">
            <text:p>motion</text:p>
          </table:table-cell>
          <table:table-cell office:value-type="string">
            <text:p>sɯxɕe</text:p>
          </table:table-cell>
          <table:table-cell table:style-name="ce1" office:value-type="string">
            <text:p>vt</text:p>
          </table:table-cell>
          <table:table-cell table:style-name="ce1" table:number-columns-repeated="2"/>
          <table:table-cell table:number-columns-repeated="4"/>
        </table:table-row>
        <table:table-row table:style-name="ro1">
          <table:table-cell office:value-type="string">
            <text:p>motion</text:p>
          </table:table-cell>
          <table:table-cell office:value-type="string">
            <text:p>sɯɣe</text:p>
          </table:table-cell>
          <table:table-cell table:style-name="ce1" office:value-type="string">
            <text:p>vt</text:p>
          </table:table-cell>
          <table:table-cell table:style-name="ce1" table:number-columns-repeated="2"/>
          <table:table-cell table:number-columns-repeated="4"/>
        </table:table-row>
        <table:table-row table:style-name="ro1">
          <table:table-cell office:value-type="string">
            <text:p>motion</text:p>
          </table:table-cell>
          <table:table-cell office:value-type="string">
            <text:p>rɟɯɣ</text:p>
          </table:table-cell>
          <table:table-cell office:value-type="string">
            <text:p>vi</text:p>
          </table:table-cell>
          <table:table-cell office:value-type="string">
            <text:p>X</text:p>
          </table:table-cell>
          <table:table-cell table:number-columns-repeated="5"/>
        </table:table-row>
        <table:table-row table:style-name="ro1">
          <table:table-cell office:value-type="string">
            <text:p>motion</text:p>
          </table:table-cell>
          <table:table-cell office:value-type="string">
            <text:p>nɯqambɯmbjom</text:p>
          </table:table-cell>
          <table:table-cell office:value-type="string">
            <text:p>vi</text:p>
          </table:table-cell>
          <table:table-cell office:value-type="string">
            <text:p>X</text:p>
          </table:table-cell>
          <table:table-cell table:number-columns-repeated="5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>
            <text:p>cause</text:p>
          </table:table-cell>
          <table:table-cell office:value-type="string">
            <text:p>causative verb</text:p>
          </table:table-cell>
          <table:table-cell office:value-type="string">
            <text:p>vt</text:p>
          </table:table-cell>
          <table:table-cell table:number-columns-repeated="6"/>
        </table:table-row>
        <table:table-row table:style-name="ro1">
          <table:table-cell office:value-type="string">
            <text:p>cause</text:p>
          </table:table-cell>
          <table:table-cell office:value-type="string">
            <text:p>βzu</text:p>
          </table:table-cell>
          <table:table-cell office:value-type="string">
            <text:p>vt</text:p>
          </table:table-cell>
          <table:table-cell table:number-columns-repeated="6"/>
        </table:table-row>
        <table:table-row table:style-name="ro1">
          <table:table-cell office:value-type="string">
            <text:p>cause</text:p>
          </table:table-cell>
          <table:table-cell office:value-type="string">
            <text:p>sɯβzu</text:p>
          </table:table-cell>
          <table:table-cell office:value-type="string">
            <text:p>vt</text:p>
          </table:table-cell>
          <table:table-cell table:number-columns-repeated="6"/>
        </table:table-row>
        <table:table-row table:style-name="ro1">
          <table:table-cell office:value-type="string">
            <text:p>cause</text:p>
          </table:table-cell>
          <table:table-cell office:value-type="string">
            <text:p>qur</text:p>
          </table:table-cell>
          <table:table-cell office:value-type="string">
            <text:p>vt</text:p>
          </table:table-cell>
          <table:table-cell office:value-type="string">
            <text:p>inf</text:p>
          </table:table-cell>
          <table:table-cell office:value-type="string">
            <text:p>S/A=A</text:p>
          </table:table-cell>
          <table:table-cell office:value-type="string">
            <text:p>ɯʑo kɯ khɯtsa ra kɤ-nɤscɯscɤt tɤ́-wɣ-qur-a</text:p>
          </table:table-cell>
          <table:table-cell table:number-columns-repeated="3"/>
        </table:table-row>
        <table:table-row table:style-name="ro1">
          <table:table-cell office:value-type="string">
            <text:p>cause</text:p>
          </table:table-cell>
          <table:table-cell office:value-type="string">
            <text:p>βgoz</text:p>
          </table:table-cell>
          <table:table-cell office:value-type="string">
            <text:p>vt</text:p>
          </table:table-cell>
          <table:table-cell table:number-columns-repeated="6"/>
        </table:table-row>
        <table:table-row table:style-name="ro1">
          <table:table-cell office:value-type="string">
            <text:p>cause</text:p>
          </table:table-cell>
          <table:table-cell office:value-type="string">
            <text:p>ɣɤkhɯ</text:p>
          </table:table-cell>
          <table:table-cell office:value-type="string">
            <text:p>vt</text:p>
          </table:table-cell>
          <table:table-cell office:value-type="string">
            <text:p>inf</text:p>
          </table:table-cell>
          <table:table-cell office:value-type="string">
            <text:p>P=P</text:p>
          </table:table-cell>
          <table:table-cell office:value-type="string">
            <text:p>kɯm tɤ-ɣɤβdi-t-a tɕe, kɤ-cɯ tɤ-ɣɤkhɯ-t-a</text:p>
          </table:table-cell>
          <table:table-cell office:value-type="string">
            <text:p>inf</text:p>
          </table:table-cell>
          <table:table-cell office:value-type="string">
            <text:p>S/A=P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adjective</text:p>
          </table:table-cell>
          <table:table-cell office:value-type="string">
            <text:p>rtaʁ</text:p>
          </table:table-cell>
          <table:table-cell office:value-type="string">
            <text:p>vs</text:p>
          </table:table-cell>
          <table:table-cell office:value-type="string">
            <text:p>finitive (ipfv)</text:p>
          </table:table-cell>
          <table:table-cell office:value-type="string">
            <text:p>P=S</text:p>
          </table:table-cell>
          <table:table-cell office:value-type="string">
            <text:p>koŋla pjɯ-nɤrte ʑo kɯ-rtaʁ ʑo kɯ-wxti ɲɯ-βze ŋgrɤl ma </text:p>
          </table:table-cell>
          <table:table-cell office:value-type="string">
            <text:p>inf</text:p>
          </table:table-cell>
          <table:table-cell table:number-columns-repeated="2"/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1">11/04/2016</text:date>, <text:time>17:11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6-04-04T15:40:01.17</meta:creation-date>
    <dc:date>2016-04-11T17:11:03.32</dc:date>
    <meta:editing-duration>PT03H20M18S</meta:editing-duration>
    <meta:editing-cycles>58</meta:editing-cycles>
    <meta:generator>OpenOffice.org/3.0$Win32 OpenOffice.org_project/300m15$Build-9379</meta:generator>
    <meta:document-statistic meta:table-count="3" meta:cell-count="312" meta:object-count="0"/>
    <meta:user-defined meta:name="Info 1"/>
    <meta:user-defined meta:name="Info 2"/>
    <meta:user-defined meta:name="Info 3"/>
    <meta:user-defined meta:name="Info 4"/>
  </office:meta>
</office:document-meta>
</file>